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0FEB392CE23.svm" manifest:media-type=""/>
  <manifest:file-entry manifest:full-path="Pictures/20000001000000AA000000FA4A90AAC7.svm" manifest:media-type=""/>
  <manifest:file-entry manifest:full-path="Pictures/20000001000002A500000153DA183558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statusbar/" manifest:media-type=""/>
  <manifest:file-entry manifest:full-path="Object 11/floater/" manifest:media-type=""/>
  <manifest:file-entry manifest:full-path="Object 11/popupmenu/" manifest:media-type=""/>
  <manifest:file-entry manifest:full-path="Object 11/content.xml" manifest:media-type="text/xml"/>
  <manifest:file-entry manifest:full-path="Object 11/progressbar/" manifest:media-type=""/>
  <manifest:file-entry manifest:full-path="Object 11/toolpanel/" manifest:media-type=""/>
  <manifest:file-entry manifest:full-path="Object 11/menubar/" manifest:media-type=""/>
  <manifest:file-entry manifest:full-path="Object 11/toolbar/" manifest:media-type="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statusbar/" manifest:media-type=""/>
  <manifest:file-entry manifest:full-path="Object 12/floater/" manifest:media-type=""/>
  <manifest:file-entry manifest:full-path="Object 12/popupmenu/" manifest:media-type=""/>
  <manifest:file-entry manifest:full-path="Object 12/content.xml" manifest:media-type="text/xml"/>
  <manifest:file-entry manifest:full-path="Object 12/progressbar/" manifest:media-type=""/>
  <manifest:file-entry manifest:full-path="Object 12/toolpanel/" manifest:media-type=""/>
  <manifest:file-entry manifest:full-path="Object 12/menubar/" manifest:media-type=""/>
  <manifest:file-entry manifest:full-path="Object 12/toolbar/" manifest:media-type="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statusbar/" manifest:media-type=""/>
  <manifest:file-entry manifest:full-path="Object 13/floater/" manifest:media-type=""/>
  <manifest:file-entry manifest:full-path="Object 13/popupmenu/" manifest:media-type=""/>
  <manifest:file-entry manifest:full-path="Object 13/content.xml" manifest:media-type="text/xml"/>
  <manifest:file-entry manifest:full-path="Object 13/progressbar/" manifest:media-type=""/>
  <manifest:file-entry manifest:full-path="Object 13/toolpanel/" manifest:media-type=""/>
  <manifest:file-entry manifest:full-path="Object 13/menubar/" manifest:media-type=""/>
  <manifest:file-entry manifest:full-path="Object 13/toolbar/" manifest:media-type="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accelerato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images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accelerato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08cm"/>
    </style:style>
    <style:style style:name="gr9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5cm" svg:height="1.264cm" svg:x="7.863cm" svg:y="0.83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603cm" svg:y1="1.488cm" svg:x2="8.25cm" svg:y2="0.831cm">
          <text:p/>
        </draw:line>
        <draw:line draw:style-name="gr3" draw:text-style-name="P1" draw:layer="layout" svg:x1="8.465cm" svg:y1="0.831cm" svg:x2="8.122cm" svg:y2="0.831cm">
          <text:p/>
        </draw:line>
        <draw:line draw:style-name="gr3" draw:text-style-name="P1" draw:layer="layout" svg:x1="7.853cm" svg:y1="1.487cm" svg:x2="7.51cm" svg:y2="1.487cm">
          <text:p/>
        </draw:line>
        <draw:frame draw:style-name="gr4" draw:layer="layout" svg:width="0.53cm" svg:height="0.47cm" svg:x="3.247cm" svg:y="3.8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0.937cm" svg:height="0.911cm" svg:x="6.651cm" svg:y="1.71cm">
          <draw:text-box>
            <text:p><text:span text:style-name="T1">(</text:span><text:span text:style-name="T2">ا</text:span><text:span text:style-name="T1">)</text:span></text:p>
          </draw:text-box>
        </draw:frame>
        <draw:connector draw:style-name="gr6" draw:text-style-name="P3" draw:layer="layout" draw:type="curve" svg:x1="10.387cm" svg:y1="2.831cm" svg:x2="9.772cm" svg:y2="1.763cm" draw:start-shape="id1" draw:start-glue-point="3" svg:d="m10387 2831c-835 0-528-1068-615-1068">
          <text:p/>
        </draw:connector>
        <draw:connector draw:style-name="gr6" draw:text-style-name="P3" draw:layer="layout" draw:type="curve" svg:x1="9.663cm" svg:y1="3.875cm" svg:x2="8.8cm" svg:y2="5.174cm" draw:start-shape="id2" draw:start-glue-point="3" svg:d="m9663 3875c-1021 0-590 1299-863 1299">
          <text:p/>
        </draw:connector>
        <draw:connector draw:style-name="gr6" draw:text-style-name="P3" draw:layer="layout" draw:type="curve" svg:x1="10.448cm" svg:y1="3.875cm" svg:x2="11.072cm" svg:y2="5.159cm" draw:start-shape="id2" svg:d="m10448 3875c843 0 531 1284 624 1284">
          <text:p/>
        </draw:connector>
        <draw:frame draw:style-name="gr5" draw:text-style-name="P2" draw:layer="layout" svg:width="1.2cm" svg:height="0.911cm" svg:x="6.414cm" svg:y="5.87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xml:id="id2" draw:id="id2" draw:layer="layout" svg:width="0.785cm" svg:height="0.47cm" svg:x="9.663cm" svg:y="3.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xml:id="id3" draw:id="id3" draw:layer="layout" svg:width="1.941cm" svg:height="0.911cm" svg:x="4.937cm" svg:y="3.107cm">
          <draw:text-box>
            <text:p><text:span text:style-name="T2">دھاتی جوڑ</text:span></text:p>
          </draw:text-box>
          <draw:glue-point draw:id="4" svg:x="0.051cm" svg:y="3.161cm"/>
        </draw:frame>
        <draw:connector draw:style-name="gr7" draw:text-style-name="P1" draw:layer="layout" draw:type="curve" svg:x1="5.907cm" svg:y1="4.018cm" svg:x2="5.907cm" svg:y2="4.018cm" draw:start-shape="id3" draw:start-glue-point="2" draw:end-shape="id3" draw:end-glue-point="2" svg:d="">
          <text:p/>
        </draw:connector>
        <draw:connector draw:style-name="gr6" draw:text-style-name="P1" draw:layer="layout" draw:type="curve" svg:x1="4.937cm" svg:y1="3.562cm" svg:x2="3.908cm" svg:y2="4.772cm" draw:start-shape="id3" draw:start-glue-point="3" svg:d="m4937 3562c-1146 0-632 1210-1029 1210">
          <text:p/>
        </draw:connector>
        <draw:frame draw:style-name="gr5" draw:text-style-name="P2" xml:id="id4" draw:id="id4" draw:layer="layout" svg:width="2.132cm" svg:height="0.911cm" svg:x="0.478cm" svg:y="2.781cm">
          <draw:text-box>
            <text:p><text:span text:style-name="T2">بیرونی سرے</text:span></text:p>
          </draw:text-box>
          <draw:glue-point draw:id="4" svg:x="0.051cm" svg:y="3.161cm"/>
        </draw:frame>
        <draw:connector draw:style-name="gr6" draw:text-style-name="P1" draw:layer="layout" draw:type="curve" draw:line-skew="-0.39cm" svg:x1="1.554cm" svg:y1="3.523cm" svg:x2="2.29cm" svg:y2="3.999cm" draw:start-shape="id4" draw:start-glue-point="4" svg:d="m1554 3523c0 418 736 181 736 476">
          <text:p/>
        </draw:connector>
        <draw:frame draw:style-name="gr5" draw:text-style-name="P2" draw:layer="layout" svg:width="1.2cm" svg:height="0.911cm" svg:x="5.532cm" svg:y="1.711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5" draw:text-style-name="P2" draw:layer="layout" svg:width="1.2cm" svg:height="0.911cm" svg:x="5.314cm" svg:y="5.91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5" draw:text-style-name="P2" xml:id="id5" draw:id="id5" draw:layer="layout" svg:width="2.31cm" svg:height="0.911cm" svg:x="7.106cm" svg:y="2.839cm">
          <draw:text-box>
            <text:p><text:span text:style-name="T2">سلیکان پتری</text:span></text:p>
          </draw:text-box>
          <draw:glue-point draw:id="4" svg:x="0.051cm" svg:y="3.161cm"/>
        </draw:frame>
        <draw:connector draw:style-name="gr6" draw:text-style-name="P1" draw:layer="layout" draw:type="curve" svg:x1="8.261cm" svg:y1="2.839cm" svg:x2="8.906cm" svg:y2="1.82cm" draw:start-shape="id5" draw:start-glue-point="0" svg:d="m8261 2839c0-1138 645-629 645-1019">
          <text:p/>
        </draw:connector>
        <draw:line draw:style-name="gr3" draw:text-style-name="P1" draw:layer="layout" svg:x1="2.366cm" svg:y1="1.866cm" svg:x2="0.798cm" svg:y2="1.866cm">
          <text:p/>
        </draw:line>
        <draw:line draw:style-name="gr3" draw:text-style-name="P1" draw:layer="layout" svg:x1="1.498cm" svg:y1="2.034cm" svg:x2="0.813cm" svg:y2="2.034cm">
          <text:p/>
        </draw:line>
        <draw:line draw:style-name="gr6" draw:text-style-name="P1" draw:layer="layout" svg:x1="0.917cm" svg:y1="2.358cm" svg:x2="0.917cm" svg:y2="2.03cm">
          <text:p/>
        </draw:line>
        <draw:line draw:style-name="gr6" draw:text-style-name="P1" draw:layer="layout" svg:x1="0.917cm" svg:y1="1.542cm" svg:x2="0.917cm" svg:y2="1.87cm">
          <text:p/>
        </draw:line>
        <draw:frame draw:style-name="gr8" draw:text-style-name="P2" xml:id="id6" draw:id="id6" draw:layer="layout" svg:width="0.908cm" svg:height="0.911cm" svg:x="2.646cm" svg:y="7.291cm">
          <draw:text-box>
            <text:p><text:span text:style-name="T2">راہ</text:span></text:p>
          </draw:text-box>
          <draw:glue-point draw:id="4" svg:x="0.051cm" svg:y="3.161cm"/>
        </draw:frame>
        <draw:custom-shape draw:style-name="gr9" draw:text-style-name="P1" draw:layer="layout" svg:width="1.141cm" svg:height="0.713cm" svg:x="2.688cm" svg:y="5.6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" draw:text-style-name="P1" draw:layer="layout" svg:width="4.05cm" svg:height="1.264cm" svg:x="1.274cm" svg:y="5.01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0" draw:text-style-name="P1" draw:layer="layout" svg:width="1.422cm" svg:height="0.653cm" svg:x="1.437cm" svg:y="5.017cm">
              <text:p/>
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1cm" svg:x="1.441cm" svg:y="5.6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1.422cm" svg:height="0.653cm" svg:x="3.694cm" svg:y="5.018cm">
              <text:p/>
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cm" svg:x="3.698cm" svg:y="5.67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1" draw:layer="layout" svg:width="2.275cm" svg:height="0.824cm" svg:x="2.147cm" svg:y="4.8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0.891cm" svg:height="0.713cm" svg:x="4.021cm" svg:y="4.9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0.891cm" svg:height="0.713cm" svg:x="1.65cm" svg:y="4.9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2.273cm" svg:height="0.725cm" svg:x="2.149cm" svg:y="4.7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636.36363636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1" draw:layer="layout" svg:width="0.142cm" svg:height="0.077cm" svg:x="3.44cm" svg:y="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516cm" svg:y1="4.34cm" svg:x2="3.516cm" svg:y2="4.768cm">
          <text:p/>
        </draw:line>
        <draw:custom-shape draw:style-name="gr11" draw:text-style-name="P1" draw:layer="layout" svg:width="0.142cm" svg:height="0.077cm" svg:x="2.335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.411cm" svg:y1="4.519cm" svg:x2="2.411cm" svg:y2="4.947cm">
          <text:p/>
        </draw:line>
        <draw:custom-shape draw:style-name="gr11" draw:text-style-name="P1" draw:layer="layout" svg:width="0.142cm" svg:height="0.077cm" svg:x="4.705cm" svg:y="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781cm" svg:y1="4.529cm" svg:x2="4.781cm" svg:y2="4.957cm">
          <text:p/>
        </draw:line>
        <draw:custom-shape draw:style-name="gr11" draw:text-style-name="P1" draw:layer="layout" svg:width="-0.142cm" svg:height="-0.077cm" svg:x="3.009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.933cm" svg:y1="6.774cm" svg:x2="2.933cm" svg:y2="6.346cm">
          <text:p/>
        </draw:line>
        <draw:frame draw:style-name="gr4" draw:layer="layout" svg:width="0.475cm" svg:height="0.47cm" svg:x="4.662cm" svg:y="3.9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556cm" svg:height="0.47cm" svg:x="2.118cm" svg:y="3.9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09cm" svg:height="0.47cm" svg:x="2.677cm" svg:y="6.8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" draw:text-style-name="P1" draw:layer="layout" draw:type="curve" svg:x1="2.646cm" svg:y1="7.746cm" svg:x2="2.929cm" svg:y2="5.803cm" draw:start-shape="id6" draw:start-glue-point="3" svg:d="m2646 7746c-750 0-891-1943 283-1943">
          <text:p/>
        </draw:connector>
        <draw:frame draw:style-name="gr5" draw:text-style-name="P2" xml:id="id7" draw:id="id7" draw:layer="layout" svg:width="2.2cm" svg:height="0.911cm" svg:x="3.528cm" svg:y="7.655cm">
          <draw:text-box>
            <text:p><text:span text:style-name="T2">سورس خطہ</text:span></text:p>
          </draw:text-box>
          <draw:glue-point draw:id="4" svg:x="0.051cm" svg:y="3.161cm"/>
        </draw:frame>
        <draw:frame draw:style-name="gr5" draw:text-style-name="P2" xml:id="id8" draw:id="id8" draw:layer="layout" svg:width="1.912cm" svg:height="0.911cm" svg:x="0.318cm" svg:y="7.469cm">
          <draw:text-box>
            <text:p><text:span text:style-name="T2">ڈرین خطہ</text:span></text:p>
          </draw:text-box>
          <draw:glue-point draw:id="4" svg:x="0.051cm" svg:y="3.161cm"/>
        </draw:frame>
        <draw:connector draw:style-name="gr6" draw:text-style-name="P1" draw:layer="layout" draw:type="curve" svg:x1="4.628cm" svg:y1="7.655cm" svg:x2="4.097cm" svg:y2="5.862cm" draw:start-shape="id7" draw:start-glue-point="0" svg:d="m4628 7655c0-1719-531-823-531-1793">
          <text:p/>
        </draw:connector>
        <draw:connector draw:style-name="gr6" draw:text-style-name="P1" draw:layer="layout" draw:type="curve" svg:x1="1.274cm" svg:y1="7.469cm" svg:x2="1.834cm" svg:y2="5.862cm" draw:start-shape="id8" draw:start-glue-point="0" svg:d="m1274 7469c0-1579 560-776 560-1607">
          <text:p/>
        </draw:connector>
        <draw:line draw:style-name="gr3" draw:text-style-name="P1" draw:layer="layout" svg:x1="9.211cm" svg:y1="5.14cm" svg:x2="9.211cm" svg:y2="4.817cm">
          <text:p/>
        </draw:line>
        <draw:line draw:style-name="gr3" draw:text-style-name="P1" draw:layer="layout" svg:x1="10.692cm" svg:y1="5.144cm" svg:x2="10.692cm" svg:y2="4.821cm">
          <text:p/>
        </draw:line>
        <draw:frame draw:style-name="gr4" draw:layer="layout" svg:width="0.483cm" svg:height="0.47cm" svg:x="9.627cm" svg:y="4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1" draw:text-style-name="P1" draw:layer="layout" svg:width="4.05cm" svg:height="1.264cm" svg:x="7.625cm" svg:y="5.14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0" draw:text-style-name="P1" draw:layer="layout" svg:width="1.422cm" svg:height="0.653cm" svg:x="7.788cm" svg:y="5.144cm">
              <text:p/>
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1cm" svg:x="7.792cm" svg:y="5.7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1.422cm" svg:height="0.653cm" svg:x="10.045cm" svg:y="5.145cm">
              <text:p/>
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cm" svg:x="10.049cm" svg:y="5.79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9.212cm" svg:y1="4.998cm" svg:x2="10.693cm" svg:y2="4.998cm">
            <text:p/>
          </draw:line>
          <draw:frame draw:style-name="gr4" draw:layer="layout" svg:width="0.398cm" svg:height="0.389cm" svg:x="9.53cm" svg:y="5.937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4" draw:layer="layout" svg:width="0.685cm" svg:height="0.389cm" svg:x="8.09cm" svg:y="5.28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4" draw:layer="layout" svg:width="0.685cm" svg:height="0.389cm" svg:x="10.376cm" svg:y="5.289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custom-shape draw:style-name="gr1" draw:text-style-name="P1" draw:layer="layout" svg:width="4.05cm" svg:height="1.264cm" svg:x="1.5cm" svg:y="1.38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67.114624505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0" draw:text-style-name="P1" draw:layer="layout" svg:width="1.422cm" svg:height="0.653cm" svg:x="1.663cm" svg:y="1.382cm">
              <text:p/>
              <draw:enhanced-geometry svg:viewBox="0 0 21600 21600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1cm" svg:x="1.667cm" svg:y="2.0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" draw:layer="layout" svg:width="1.422cm" svg:height="0.653cm" svg:x="3.92cm" svg:y="1.383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9836.1208713984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" draw:layer="layout" svg:width="0.775cm" svg:height="0.25cm" svg:x="3.924cm" svg:y="2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3" draw:text-style-name="P1" draw:layer="layout" svg:width="2.275cm" svg:height="0.824cm" svg:x="2.373cm" svg:y="1.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172.670807453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6" draw:text-style-name="P1" draw:layer="layout" draw:type="curve" svg:x1="4.759cm" svg:y1="0.62cm" svg:x2="3.525cm" svg:y2="1.21cm" draw:start-shape="id9" draw:start-glue-point="3" svg:d="m4759 620c-1300 0-684 590-1234 590">
            <text:p/>
          </draw:connector>
          <draw:frame draw:style-name="gr4" draw:layer="layout" svg:width="0.398cm" svg:height="0.389cm" svg:x="3.037cm" svg:y="2.167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4" draw:layer="layout" svg:width="0.685cm" svg:height="0.389cm" svg:x="1.963cm" svg:y="1.4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4" draw:layer="layout" svg:width="0.685cm" svg:height="0.389cm" svg:x="4.347cm" svg:y="1.4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4" draw:text-style-name="P1" xml:id="id9" draw:id="id9" draw:layer="layout" svg:width="0.811cm" svg:height="0.406cm" svg:x="4.759cm" svg:y="0.417cm">
            <draw:image xlink:href="Pictures/20000001000002A500000153DA183558.svm" xlink:type="simple" xlink:show="embed" xlink:actuate="onLoad">
              <text:p/>
            </draw:image>
          </draw:frame>
        </draw:g>
        <draw:frame draw:style-name="gr15" draw:text-style-name="P1" draw:layer="layout" svg:width="0.203cm" svg:height="0.299cm" svg:x="0.85cm" svg:y="1.095cm">
          <draw:image xlink:href="Pictures/20000001000000AA000000FA4A90AAC7.svm" xlink:type="simple" xlink:show="embed" xlink:actuate="onLoad">
            <text:p/>
          </draw:image>
        </draw:frame>
        <draw:frame draw:style-name="gr16" draw:text-style-name="P1" draw:layer="layout" svg:width="0.42cm" svg:height="0.304cm" svg:x="7.346cm" svg:y="0.917cm">
          <draw:image xlink:href="Pictures/200000010000015F000000FEB392CE23.svm" xlink:type="simple" xlink:show="embed" xlink:actuate="onLoad">
            <text:p/>
          </draw:image>
        </draw:frame>
        <draw:frame draw:style-name="gr4" xml:id="id1" draw:id="id1" draw:layer="layout" svg:width="0.43cm" svg:height="0.469cm" svg:x="10.387cm" svg:y="2.59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4:04:34</dc:date>
    <dc:creator>kkk </dc:creator>
    <meta:editing-duration>PT21M41S</meta:editing-duration>
    <meta:editing-cycles>6</meta:editing-cycles>
    <meta:generator>LibreOffice/3.3$Linux LibreOffice_project/330m19$Build-401</meta:generator>
    <meta:document-statistic meta:object-count="86"/>
  </office:meta>
</office:document-meta>
</file>

<file path=Object 1/content.xml><?xml version="1.0" encoding="utf-8"?>
<math xmlns="http://www.w3.org/1998/Math/MathML">
  <semantics>
    <mi>n</mi>
    <annotation encoding="StarMath 5.0">n</annotation>
  </semantics>
</math>
</file>

<file path=Object 10/content.xml><?xml version="1.0" encoding="utf-8"?>
<math xmlns="http://www.w3.org/1998/Math/MathML">
  <semantics>
    <mrow>
      <mi>p</mi>
      <mo stretchy="false">+</mo>
    </mrow>
    <annotation encoding="StarMath 5.0">p+{}</annotation>
  </semantics>
</math>
</file>

<file path=Object 11/content.xml><?xml version="1.0" encoding="utf-8"?>
<math xmlns="http://www.w3.org/1998/Math/MathML">
  <semantics>
    <mi>n</mi>
    <annotation encoding="StarMath 5.0">n</annotation>
  </semantics>
</math>
</file>

<file path=Object 12/content.xml><?xml version="1.0" encoding="utf-8"?>
<math xmlns="http://www.w3.org/1998/Math/MathML">
  <semantics>
    <mrow>
      <mi>p</mi>
      <mo stretchy="false">+</mo>
    </mrow>
    <annotation encoding="StarMath 5.0">p+{}</annotation>
  </semantics>
</math>
</file>

<file path=Object 13/content.xml><?xml version="1.0" encoding="utf-8"?>
<math xmlns="http://www.w3.org/1998/Math/MathML">
  <semantics>
    <mrow>
      <mi>p</mi>
      <mo stretchy="false">+</mo>
    </mrow>
    <annotation encoding="StarMath 5.0">p+{}</annotation>
  </semantics>
</math>
</file>

<file path=Object 2/content.xml><?xml version="1.0" encoding="utf-8"?>
<math xmlns="http://www.w3.org/1998/Math/MathML">
  <semantics>
    <mi>L</mi>
    <annotation encoding="StarMath 5.0">L</annotation>
  </semantics>
</math>
</file>

<file path=Object 3/content.xml><?xml version="1.0" encoding="utf-8"?>
<math xmlns="http://www.w3.org/1998/Math/MathML">
  <semantics>
    <mrow>
      <mi>S</mi>
    </mrow>
    <annotation encoding="StarMath 5.0">S</annotation>
  </semantics>
</math>
</file>

<file path=Object 4/content.xml><?xml version="1.0" encoding="utf-8"?>
<math xmlns="http://www.w3.org/1998/Math/MathML">
  <semantics>
    <mrow>
      <mi>G</mi>
    </mrow>
    <annotation encoding="StarMath 5.0">G</annotation>
  </semantics>
</math>
</file>

<file path=Object 5/content.xml><?xml version="1.0" encoding="utf-8"?>
<math xmlns="http://www.w3.org/1998/Math/MathML">
  <semantics>
    <mrow>
      <mi>D</mi>
    </mrow>
    <annotation encoding="StarMath 5.0">D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i>n</mi>
    <annotation encoding="StarMath 5.0">n</annotation>
  </semantics>
</math>
</file>

<file path=Object 8/content.xml><?xml version="1.0" encoding="utf-8"?>
<math xmlns="http://www.w3.org/1998/Math/MathML">
  <semantics>
    <mrow>
      <mi>p</mi>
      <mo stretchy="false">+</mo>
    </mrow>
    <annotation encoding="StarMath 5.0">p+{}</annotation>
  </semantics>
</math>
</file>

<file path=Object 9/content.xml><?xml version="1.0" encoding="utf-8"?>
<math xmlns="http://www.w3.org/1998/Math/MathML">
  <semantics>
    <mrow>
      <mi>p</mi>
      <mo stretchy="false">+</mo>
    </mrow>
    <annotation encoding="StarMath 5.0">p+{}</annotation>
  </semantics>
</math>
</file>